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7.029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1.016cm"/>
    </style:style>
    <style:style style:name="co17" style:family="table-column">
      <style:table-column-properties fo:break-before="auto" style:column-width="0.707cm"/>
    </style:style>
    <style:style style:name="co18" style:family="table-column">
      <style:table-column-properties fo:break-before="auto" style:column-width="0.653cm"/>
    </style:style>
    <style:style style:name="co19" style:family="table-column">
      <style:table-column-properties fo:break-before="auto" style:column-width="1.169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0.626cm"/>
    </style:style>
    <style:style style:name="co23" style:family="table-column">
      <style:table-column-properties fo:break-before="auto" style:column-width="0.598cm"/>
    </style:style>
    <style:style style:name="co24" style:family="table-column">
      <style:table-column-properties fo:break-before="auto" style:column-width="1.498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688cm"/>
    </style:style>
    <style:style style:name="co27" style:family="table-column">
      <style:table-column-properties fo:break-before="auto" style:column-width="0.572cm"/>
    </style:style>
    <style:style style:name="co28" style:family="table-column">
      <style:table-column-properties fo:break-before="auto" style:column-width="1.796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1.034cm"/>
    </style:style>
    <style:style style:name="co31" style:family="table-column">
      <style:table-column-properties fo:break-before="auto" style:column-width="0.543cm"/>
    </style:style>
    <style:style style:name="co32" style:family="table-column">
      <style:table-column-properties fo:break-before="auto" style:column-width="0.489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117cm"/>
    </style:style>
    <style:style style:name="co35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2.962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2.1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42" style:family="table-cell" style:parent-style-name="Default" style:data-style-name="N112"/>
    <style:style style:name="ce44" style:family="table-cell" style:parent-style-name="Default">
      <style:table-cell-properties fo:background-color="#ffd7d7"/>
    </style:style>
    <style:style style:name="ce4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ee6ef"/>
    </style:style>
    <style:style style:name="ce4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ffd7"/>
    </style:style>
    <style:style style:name="ce4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5" style:family="table-cell" style:parent-style-name="Default">
      <style:text-properties style:text-line-through-style="solid" style:text-line-through-type="double" style:text-overline-style="none" style:text-overline-color="font-color"/>
    </style:style>
    <style:style style:name="ce66" style:family="table-cell" style:parent-style-name="Default" style:data-style-name="N112"/>
    <style:style style:name="ce67" style:family="table-cell" style:parent-style-name="Default">
      <style:table-cell-properties fo:background-color="#ffd7d7"/>
    </style:style>
    <style:style style:name="ce6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ackground-color="#dee6ef"/>
    </style:style>
    <style:style style:name="ce7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ffffd7"/>
    </style:style>
    <style:style style:name="ce72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57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51"/>
        <table:table-column table:style-name="co1" table:default-cell-style-name="Default"/>
        <table:table-column table:style-name="co1" table:default-cell-style-name="ce57"/>
        <table:table-column table:style-name="co1" table:number-columns-repeated="2" table:default-cell-style-name="ce6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43" office:value-type="string" calcext:value-type="string">
            <text:p>Opcode</text:p>
          </table:table-cell>
          <table:table-cell table:style-name="ce43" office:value-type="string" calcext:value-type="string">
            <text:p>Format type</text:p>
          </table:table-cell>
          <table:table-cell table:style-name="ce43" office:value-type="string" calcext:value-type="string">
            <text:p>Format Value</text:p>
          </table:table-cell>
          <table:table-cell table:style-name="ce43" office:value-type="string" calcext:value-type="string">
            <text:p>Other field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Operation</text:p>
          </table:table-cell>
          <table:table-cell table:style-name="ce56" office:value-type="string" calcext:value-type="string">
            <text:p>Sparc V8 Manual main description page</text:p>
          </table:table-cell>
          <table:table-cell table:style-name="ce56" office:value-type="string" calcext:value-type="string">
            <text:p>Sparc V8 Manual main description Chapter reference</text:p>
          </table:table-cell>
          <table:table-cell table:style-name="ce43" office:value-type="string" calcext:value-type="string">
            <text:p>Insn Category</text:p>
          </table:table-cell>
          <table:table-cell table:style-name="ce43" office:value-type="string" calcext:value-type="string">
            <text:p>Insn Category Index</text:p>
          </table:table-cell>
          <table:table-cell table:style-name="ce43" office:value-type="string" calcext:value-type="string">
            <text:p>Format Index</text:p>
          </table:table-cell>
          <table:table-cell table:style-name="ce59" office:value-type="string" calcext:value-type="string">
            <text:p>Processing Status</text:p>
          </table:table-cell>
          <table:table-cell table:style-name="ce59" office:value-type="string" calcext:value-type="string">
            <text:p>Privilege</text:p>
          </table:table-cell>
          <table:table-cell table:style-name="ce43" office:value-type="string" calcext:value-type="string">
            <text:p>Notes</text:p>
          </table:table-cell>
          <table:table-cell table:style-name="ce56" office:value-type="string" calcext:value-type="string">
            <text:p>Register Type, if any</text:p>
          </table:table-cell>
          <table:table-cell table:style-name="ce43" office:value-type="string" calcext:value-type="string">
            <text:p>ASM Rator Syntax</text:p>
          </table:table-cell>
          <table:table-cell table:style-name="ce43" office:value-type="string" calcext:value-type="string">
            <text:p>Num Args</text:p>
          </table:table-cell>
          <table:table-cell table:style-name="ce64" office:value-type="string" calcext:value-type="string">
            <text:p>ASM Arg 1</text:p>
          </table:table-cell>
          <table:table-cell table:style-name="ce64" office:value-type="string" calcext:value-type="string">
            <text:p>ASM Arg 2</text:p>
          </table:table-cell>
          <table:table-cell table:style-name="ce64" office:value-type="string" calcext:value-type="string">
            <text:p>ASM Arg 3</text:p>
          </table:table-cell>
          <table:table-cell table:style-name="ce64" office:value-type="string" calcext:value-type="string">
            <text:p>ASM Arg 4</text:p>
          </table:table-cell>
          <table:table-cell table:style-name="ce64" office:value-type="string" calcext:value-type="string">
            <text:p>END</text:p>
          </table:table-cell>
          <table:table-cell table:style-name="ce64"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" calcext:value-type="float">
            <text:p>00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1" calcext:value-type="float">
            <text:p>01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" calcext:value-type="float">
            <text:p>0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" calcext:value-type="float">
            <text:p>0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" calcext:value-type="float">
            <text:p>01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" calcext:value-type="float">
            <text:p>0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" calcext:value-type="float">
            <text:p>0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0" calcext:value-type="float">
            <text:p>1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11" calcext:value-type="float">
            <text:p>1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1" calcext:value-type="float">
            <text:p>1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1" calcext:value-type="float">
            <text:p>0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0" calcext:value-type="float">
            <text:p>0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0" calcext:value-type="float">
            <text:p>0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1" calcext:value-type="float">
            <text:p>0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0" calcext:value-type="float">
            <text:p>1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1" calcext:value-type="float">
            <text:p>1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1" calcext:value-type="float">
            <text:p>1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0" calcext:value-type="float">
            <text:p>1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" calcext:value-type="float">
            <text:p>00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A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1" calcext:value-type="float">
            <text:p>01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" calcext:value-type="float">
            <text:p>00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WAPA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1" calcext:value-type="float">
            <text:p>01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51"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51"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" calcext:value-type="float">
            <text:p>0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1" calcext:value-type="float">
            <text:p>0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" calcext:value-type="float">
            <text:p>01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0" calcext:value-type="float">
            <text:p>0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" calcext:value-type="float">
            <text:p>0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1" calcext:value-type="float">
            <text:p>0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" calcext:value-type="float">
            <text:p>0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" calcext:value-type="float">
            <text:p>00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" calcext:value-type="float">
            <text:p>0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0" calcext:value-type="float">
            <text:p>1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0" calcext:value-type="float">
            <text:p>0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" calcext:value-type="float">
            <text:p>00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" calcext:value-type="float">
            <text:p>0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" calcext:value-type="float">
            <text:p>00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" calcext:value-type="float">
            <text:p>0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" calcext:value-type="float">
            <text:p>0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" calcext:value-type="float">
            <text:p>00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" calcext:value-type="float">
            <text:p>00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" calcext:value-type="float">
            <text:p>01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1" calcext:value-type="float">
            <text:p>01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0" calcext:value-type="float">
            <text:p>1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1" calcext:value-type="float">
            <text:p>11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ALL</text:p>
          </table:table-cell>
          <table:table-cell table:style-name="ce51" office:value-type="string" calcext:value-type="string">
            <text:p>op</text:p>
          </table:table-cell>
          <table:table-cell table:style-name="ce55" office:value-type="float" office:value="1" calcext:value-type="float">
            <text:p>01</text:p>
          </table:table-cell>
          <table:table-cell table:style-name="ce5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0" calcext:value-type="float">
            <text:p>1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1" calcext:value-type="float">
            <text:p>11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Y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PS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1" calcext:value-type="float">
            <text:p>101001</text:p>
          </table:table-cell>
          <table:table-cell table:style-name="ce53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WIM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10" calcext:value-type="float">
            <text:p>101010</text:p>
          </table:table-cell>
          <table:table-cell table:style-name="ce53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DTB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11" calcext:value-type="float">
            <text:p>101011</text:p>
          </table:table-cell>
          <table:table-cell table:style-name="ce53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Y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style-name="ce53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style-name="ce53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ASR‡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style-name="ce53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PS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01" calcext:value-type="float">
            <text:p>110001</text:p>
          </table:table-cell>
          <table:table-cell table:style-name="ce53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WIM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10" calcext:value-type="float">
            <text:p>110010</text:p>
          </table:table-cell>
          <table:table-cell table:style-name="ce53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5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RTB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011" calcext:value-type="float">
            <text:p>110011</text:p>
          </table:table-cell>
          <table:table-cell table:style-name="ce53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51" office:value-type="string" calcext:value-type="string">
            <text:p>State Registe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AR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style-name="ce53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51" office:value-type="string" calcext:value-type="string">
            <text:p>op2</text:p>
          </table:table-cell>
          <table:table-cell table:style-name="ce51" office:value-type="float" office:value="0" calcext:value-type="float">
            <text:p>0</text:p>
          </table:table-cell>
          <table:table-cell table:style-name="ce53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iTO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i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i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i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TO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TO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qTO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OV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NEG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BS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QRT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DD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UB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MUL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sMUL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MUL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IV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s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d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MPEq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51" office:value-type="string" calcext:value-type="string">
            <text:p>Floating Point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50" office:value-type="string" calcext:value-type="string">
            <text:p>CPop1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0" calcext:value-type="float">
            <text:p>110110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cprs1</text:p>
          </table:table-cell>
          <table:table-cell table:style-name="ce50" office:value-type="string" calcext:value-type="string">
            <text:p>cprs2</text:p>
          </table:table-cell>
          <table:table-cell table:style-name="ce50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table:style-name="ce50" office:value-type="string" calcext:value-type="string">
            <text:p>CPop2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1" calcext:value-type="float">
            <text:p>110111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cprs1</text:p>
          </table:table-cell>
          <table:table-cell table:style-name="ce50" office:value-type="string" calcext:value-type="string">
            <text:p>cprs2</text:p>
          </table:table-cell>
          <table:table-cell table:style-name="ce50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" calcext:value-type="float">
            <text:p>00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0" calcext:value-type="float">
            <text:p>1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11" calcext:value-type="float">
            <text:p>1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1" calcext:value-type="float">
            <text:p>1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0" calcext:value-type="float">
            <text:p>1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1" calcext:value-type="float">
            <text:p>1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1" calcext:value-type="float">
            <text:p>1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0" calcext:value-type="float">
            <text:p>1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" calcext:value-type="float">
            <text:p>00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" calcext:value-type="float">
            <text:p>0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" calcext:value-type="float">
            <text:p>01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" calcext:value-type="float">
            <text:p>0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1" calcext:value-type="float">
            <text:p>01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" calcext:value-type="float">
            <text:p>0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" calcext:value-type="float">
            <text:p>01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" calcext:value-type="float">
            <text:p>0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0" calcext:value-type="float">
            <text:p>01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" calcext:value-type="float">
            <text:p>0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" calcext:value-type="float">
            <text:p>01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" calcext:value-type="float">
            <text:p>0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1" calcext:value-type="float">
            <text:p>01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1" calcext:value-type="float">
            <text:p>100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0" calcext:value-type="float">
            <text:p>100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11" calcext:value-type="float">
            <text:p>100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0" calcext:value-type="float">
            <text:p>0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" calcext:value-type="float">
            <text:p>01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" calcext:value-type="float">
            <text:p>00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0" calcext:value-type="float">
            <text:p>0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0" calcext:value-type="float">
            <text:p>100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" calcext:value-type="float">
            <text:p>0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0" calcext:value-type="float">
            <text:p>01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0" calcext:value-type="float">
            <text:p>00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" calcext:value-type="float">
            <text:p>0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01" calcext:value-type="float">
            <text:p>100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011" calcext:value-type="float">
            <text:p>100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0100" calcext:value-type="float">
            <text:p>100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0" calcext:value-type="float">
            <text:p>00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011" calcext:value-type="float">
            <text:p>00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0" calcext:value-type="float">
            <text:p>0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011" calcext:value-type="float">
            <text:p>0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" calcext:value-type="float">
            <text:p>00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" calcext:value-type="float">
            <text:p>00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" calcext:value-type="float">
            <text:p>0111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1" calcext:value-type="float">
            <text:p>0111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0" calcext:value-type="float">
            <text:p>1111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101" calcext:value-type="float">
            <text:p>1111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51" office:value-type="string" calcext:value-type="string">
            <text:p>Integer Arith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G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LE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C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PO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NE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C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BVS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G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N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table:style-name="ce56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G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ULE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FBO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A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N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1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2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3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CB012</text:p>
          </table:table-cell>
          <table:table-cell table:style-name="ce51"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0" calcext:value-type="float">
            <text:p>11100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51" office:value-type="string" calcext:value-type="string">
            <text:p>op3</text:p>
          </table:table-cell>
          <table:table-cell table:style-name="ce53" office:value-type="float" office:value="111001" calcext:value-type="float">
            <text:p>11100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51"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51" office:value-type="string" calcext:value-type="string">
            <text:p>Control Transfer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51"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table:style-name="ce53" office:value-type="string" calcext:value-type="string">
            <text:p>i</text:p>
          </table:table-cell>
          <table:table-cell table:style-name="ce53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51" office:value-type="string" calcext:value-type="string">
            <text:p>Load/Sto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58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1" table:default-cell-style-name="ce57"/>
        <table:table-column table:style-name="co10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AJIT processor implements the Sparc-V8 I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e propose to extend this ISA to provide support for a native 64-bit integer datatyp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e proposed extensions use the existing instruction encodings to the maximum extent possibl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l proposed extensions are RegisterXRegister -&gt; Register,Condition-codes type instruction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 load/store instructions are not modifi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e list the additional instructions in the subsequent sec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 each case, only the differences in the encoding relative to an existing Sparc-V8 instruction are provided</text:p>
          </table:table-cell>
        </table:table-row>
      </table:table>
      <table:table table:name="ajit-insns" table:style-name="ta1">
        <table:table-column table:style-name="co11" table:default-cell-style-name="Default"/>
        <table:table-column table:style-name="co1" table:default-cell-style-name="ce51"/>
        <table:table-column table:style-name="co1" table:number-columns-repeated="3" table:default-cell-style-name="ce53"/>
        <table:table-column table:style-name="co1" table:default-cell-style-name="Default"/>
        <table:table-column table:style-name="co1" table:number-columns-repeated="2" table:default-cell-style-name="ce57"/>
        <table:table-column table:style-name="co1" table:number-columns-repeated="6" table:default-cell-style-name="ce51"/>
        <table:table-column table:style-name="co1" table:default-cell-style-name="ce57"/>
        <table:table-column table:style-name="co1" table:number-columns-repeated="2" table:default-cell-style-name="ce62"/>
        <table:table-column table:style-name="co1" table:number-columns-repeated="5" table:default-cell-style-name="Default"/>
        <table:table-row table:style-name="ro4">
          <table:table-cell table:style-name="ce43" office:value-type="string" calcext:value-type="string">
            <text:p>Opcode</text:p>
          </table:table-cell>
          <table:table-cell table:style-name="ce43" office:value-type="string" calcext:value-type="string">
            <text:p>Format type</text:p>
          </table:table-cell>
          <table:table-cell table:style-name="ce43" office:value-type="string" calcext:value-type="string">
            <text:p>Format Value</text:p>
          </table:table-cell>
          <table:table-cell table:style-name="ce43" office:value-type="string" calcext:value-type="string">
            <text:p>Other field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Operation</text:p>
          </table:table-cell>
          <table:table-cell table:style-name="ce56" office:value-type="string" calcext:value-type="string">
            <text:p>Sparc V8 Manual main description page</text:p>
          </table:table-cell>
          <table:table-cell table:style-name="ce56" office:value-type="string" calcext:value-type="string">
            <text:p>Sparc V8 Manual main description Chapter reference</text:p>
          </table:table-cell>
          <table:table-cell table:style-name="ce43" office:value-type="string" calcext:value-type="string">
            <text:p>Insn Category</text:p>
          </table:table-cell>
          <table:table-cell table:style-name="ce43" office:value-type="string" calcext:value-type="string">
            <text:p>Insn Category Index</text:p>
          </table:table-cell>
          <table:table-cell table:style-name="ce43" office:value-type="string" calcext:value-type="string">
            <text:p>Format Index</text:p>
          </table:table-cell>
          <table:table-cell table:style-name="ce59" office:value-type="string" calcext:value-type="string">
            <text:p>Processing Status</text:p>
          </table:table-cell>
          <table:table-cell table:style-name="ce59" office:value-type="string" calcext:value-type="string">
            <text:p>Privilege</text:p>
          </table:table-cell>
          <table:table-cell table:style-name="ce43" office:value-type="string" calcext:value-type="string">
            <text:p>Notes</text:p>
          </table:table-cell>
          <table:table-cell table:style-name="ce56" office:value-type="string" calcext:value-type="string">
            <text:p>Register Type, if any</text:p>
          </table:table-cell>
          <table:table-cell table:style-name="ce43" office:value-type="string" calcext:value-type="string">
            <text:p>ASM Rator Syntax</text:p>
          </table:table-cell>
          <table:table-cell table:style-name="ce43" office:value-type="string" calcext:value-type="string">
            <text:p>Num Args</text:p>
          </table:table-cell>
          <table:table-cell table:style-name="ce64" office:value-type="string" calcext:value-type="string">
            <text:p>ASM Arg 1</text:p>
          </table:table-cell>
          <table:table-cell table:style-name="ce64" office:value-type="string" calcext:value-type="string">
            <text:p>ASM Arg 2</text:p>
          </table:table-cell>
          <table:table-cell table:style-name="ce64" office:value-type="string" calcext:value-type="string">
            <text:p>ASM Arg 3</text:p>
          </table:table-cell>
          <table:table-cell table:style-name="ce64" office:value-type="string" calcext:value-type="string">
            <text:p>ASM Arg 4</text:p>
          </table:table-cell>
          <table:table-cell table:style-name="ce64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0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1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3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4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5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6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7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8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9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4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5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6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7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8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0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1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2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4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5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9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0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65" office:value-type="string" calcext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style-name="ce65" office:value-type="string" calcext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faddreduce16" calcext:value-type="string">
            <text:p>faddreduce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fstoh" calcext:value-type="string">
            <text:p>fs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fhtos" calcext:value-type="string">
            <text:p>fht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vfi16toh" calcext:value-type="string">
            <text:p>vfi16to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vfhtoi16" calcext:value-type="string">
            <text:p>vfhtoi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cswapda" calcext:value-type="string">
            <text:p>cswap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4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8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CSWAPD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87])" office:value-type="string" office:string-value="cswapd" calcext:value-type="string">
            <text:p>cswap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D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6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88])" office:value-type="string" office:string-value="cswapda" calcext:value-type="string">
            <text:p>cswap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90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nd-Table" table:style-name="ta1">
        <table:table-column table:style-name="co1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1" table:default-cell-style-name="ce66"/>
        <table:table-column table:style-name="co1" table:number-columns-repeated="2" table:default-cell-style-name="Default"/>
        <table:table-column table:style-name="co1" table:default-cell-style-name="ce66"/>
        <table:table-row table:style-name="ro2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table table:name="Format-Details" table:style-name="ta1">
        <table:table-column table:style-name="co12" table:default-cell-style-name="ce67"/>
        <table:table-column table:style-name="co13" table:default-cell-style-name="ce68"/>
        <table:table-column table:style-name="co14" table:default-cell-style-name="ce68"/>
        <table:table-column table:style-name="co14" table:default-cell-style-name="ce69"/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default-cell-style-name="ce70"/>
        <table:table-column table:style-name="co19" table:default-cell-style-name="ce69"/>
        <table:table-column table:style-name="co20" table:default-cell-style-name="ce71"/>
        <table:table-column table:style-name="co15" table:default-cell-style-name="ce72"/>
        <table:table-column table:style-name="co16" table:default-cell-style-name="ce72"/>
        <table:table-column table:style-name="co17" table:default-cell-style-name="ce72"/>
        <table:table-column table:style-name="co18" table:default-cell-style-name="ce72"/>
        <table:table-column table:style-name="co21" table:default-cell-style-name="ce71"/>
        <table:table-column table:style-name="co19" table:default-cell-style-name="ce69"/>
        <table:table-column table:style-name="co15" table:default-cell-style-name="ce70"/>
        <table:table-column table:style-name="co16" table:default-cell-style-name="ce70"/>
        <table:table-column table:style-name="co22" table:default-cell-style-name="ce70"/>
        <table:table-column table:style-name="co23" table:default-cell-style-name="ce70"/>
        <table:table-column table:style-name="co21" table:default-cell-style-name="ce69"/>
        <table:table-column table:style-name="co24" table:default-cell-style-name="ce71"/>
        <table:table-column table:style-name="co15" table:default-cell-style-name="ce72"/>
        <table:table-column table:style-name="co16" table:default-cell-style-name="ce72"/>
        <table:table-column table:style-name="co18" table:default-cell-style-name="ce72"/>
        <table:table-column table:style-name="co25" table:default-cell-style-name="ce72"/>
        <table:table-column table:style-name="co21" table:default-cell-style-name="ce71"/>
        <table:table-column table:style-name="co26" table:default-cell-style-name="ce69"/>
        <table:table-column table:style-name="co15" table:default-cell-style-name="ce70"/>
        <table:table-column table:style-name="co16" table:default-cell-style-name="ce70"/>
        <table:table-column table:style-name="co23" table:default-cell-style-name="ce70"/>
        <table:table-column table:style-name="co27" table:default-cell-style-name="ce70"/>
        <table:table-column table:style-name="co21" table:default-cell-style-name="ce69"/>
        <table:table-column table:style-name="co28" table:default-cell-style-name="ce71"/>
        <table:table-column table:style-name="co15" table:default-cell-style-name="ce72"/>
        <table:table-column table:style-name="co16" table:default-cell-style-name="ce72"/>
        <table:table-column table:style-name="co29" table:default-cell-style-name="ce72"/>
        <table:table-column table:style-name="co23" table:default-cell-style-name="ce72"/>
        <table:table-column table:style-name="co21" table:default-cell-style-name="ce71"/>
        <table:table-column table:style-name="co30" table:default-cell-style-name="ce69"/>
        <table:table-column table:style-name="co22" table:default-cell-style-name="ce70"/>
        <table:table-column table:style-name="co31" table:number-columns-repeated="2" table:default-cell-style-name="ce70"/>
        <table:table-column table:style-name="co32" table:default-cell-style-name="ce70"/>
        <table:table-column table:style-name="co33" table:default-cell-style-name="ce69"/>
        <table:table-column table:style-name="co34" table:default-cell-style-name="ce71"/>
        <table:table-column table:style-name="co14" table:default-cell-style-name="ce72"/>
        <table:table-column table:style-name="co16" table:default-cell-style-name="ce72"/>
        <table:table-column table:style-name="co23" table:default-cell-style-name="ce72"/>
        <table:table-column table:style-name="co22" table:default-cell-style-name="ce72"/>
        <table:table-column table:style-name="co35" table:default-cell-style-name="ce71"/>
        <table:table-column table:style-name="co18" table:default-cell-style-name="ce69"/>
        <table:table-column table:style-name="co18" table:number-columns-repeated="4" table:default-cell-style-name="ce70"/>
        <table:table-column table:style-name="co18" table:default-cell-style-name="ce69"/>
        <table:table-column table:style-name="co18" table:default-cell-style-name="ce67"/>
        <table:table-row table:style-name="ro2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2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]-[.F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K2]-[.L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42"/>
          <table:table-cell table:formula="of:=SUM([.BC2];[.AW2];[.AQ2];[.AK2];[.AE2];[.Y2];[.S2];[.M2];[.G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]-[.F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]-[.L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3]-[.R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3]-[.X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30"/>
          <table:table-cell table:formula="of:=SUM([.BC3];[.AW3];[.AQ3];[.AK3];[.AE3];[.Y3];[.S3];[.M3];[.G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]-[.F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4]-[.L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4]-[.R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W4]-[.X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C4]-[.AD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BC4];[.AW4];[.AQ4];[.AK4];[.AE4];[.Y4];[.S4];[.M4];[.G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5]-[.F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5]-[.L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5]-[.R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5]-[.X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30"/>
          <table:table-cell table:formula="of:=SUM([.BC5];[.AW5];[.AQ5];[.AK5];[.AE5];[.Y5];[.S5];[.M5];[.G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6]-[.F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6]-[.L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Q6]-[.R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W6]-[.X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30"/>
          <table:table-cell table:formula="of:=SUM([.BC6];[.AW6];[.AQ6];[.AK6];[.AE6];[.Y6];[.S6];[.M6];[.G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7]-[.F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7]-[.L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7]-[.R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7]-[.X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7]-[.AD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7]-[.AJ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7]-[.AP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7];[.AW7];[.AQ7];[.AK7];[.AE7];[.Y7];[.S7];[.M7];[.G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8]-[.F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8]-[.L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8]-[.R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8]-[.X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8]-[.AD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8]-[.AJ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8];[.AW8];[.AQ8];[.AK8];[.AE8];[.Y8];[.S8];[.M8];[.G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9]-[.F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9]-[.L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9]-[.R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9]-[.X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9]-[.AD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9]-[.AJ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9];[.AW9];[.AQ9];[.AK9];[.AE9];[.Y9];[.S9];[.M9];[.G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0]-[.F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0]-[.L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0]-[.R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0]-[.X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0]-[.AD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0]-[.AJ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0]-[.AP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0];[.AW10];[.AQ10];[.AK10];[.AE10];[.Y10];[.S10];[.M10];[.G1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1]-[.F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1]-[.L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1]-[.R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1]-[.X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1]-[.AD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11]-[.AJ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11];[.AW11];[.AQ11];[.AK11];[.AE11];[.Y11];[.S11];[.M11];[.G1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2]-[.F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2]-[.L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2]-[.R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2]-[.X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2]-[.AD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2]-[.AJ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2];[.AW12];[.AQ12];[.AK12];[.AE12];[.Y12];[.S12];[.M12];[.G1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3]-[.F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3]-[.L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3]-[.R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3]-[.X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3]-[.AD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3]-[.AJ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O13]-[.AP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13]-[.AV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13];[.AW13];[.AQ13];[.AK13];[.AE13];[.Y13];[.S13];[.M13];[.G1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4]-[.F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K14]-[.L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Q14]-[.R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W14]-[.X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C14]-[.AD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I14]-[.AJ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O14]-[.AP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U14]-[.AV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14];[.AW14];[.AQ14];[.AK14];[.AE14];[.Y14];[.S14];[.M14];[.G1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5]-[.F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5]-[.L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5]-[.R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5]-[.X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5]-[.AD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5]-[.AJ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5];[.AW15];[.AQ15];[.AK15];[.AE15];[.Y15];[.S15];[.M15];[.G1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6]-[.F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6]-[.L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6]-[.R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6]-[.X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16]-[.AD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16]-[.AJ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16];[.AW16];[.AQ16];[.AK16];[.AE16];[.Y16];[.S16];[.M16];[.G1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7]-[.F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7]-[.L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7]-[.R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7]-[.X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17]-[.AD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17]-[.AJ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17]-[.AP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17];[.AW17];[.AQ17];[.AK17];[.AE17];[.Y17];[.S17];[.M17];[.G1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8]-[.F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8]-[.L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8]-[.R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8]-[.X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8]-[.AD18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8];[.AW18];[.AQ18];[.AK18];[.AE18];[.Y18];[.S18];[.M18];[.G1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19]-[.F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19]-[.L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19]-[.R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19]-[.X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C19]-[.AD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BC19];[.AW19];[.AQ19];[.AK19];[.AE19];[.Y19];[.S19];[.M19];[.G1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0]-[.F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0]-[.L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0]-[.R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0]-[.X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0]-[.AD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20]-[.AJ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20]-[.AP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20];[.AW20];[.AQ20];[.AK20];[.AE20];[.Y20];[.S20];[.M20];[.G2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1]-[.F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1]-[.L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1]-[.R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1]-[.X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1]-[.AD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21]-[.AJ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21];[.AW21];[.AQ21];[.AK21];[.AE21];[.Y21];[.S21];[.M21];[.G2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2]-[.F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2]-[.L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2]-[.R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2]-[.X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2]-[.AD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2]-[.AJ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2];[.AW22];[.AQ22];[.AK22];[.AE22];[.Y22];[.S22];[.M22];[.G2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3]-[.F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3]-[.L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3]-[.R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3]-[.X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23]-[.AD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23]-[.AJ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23];[.AW23];[.AQ23];[.AK23];[.AE23];[.Y23];[.S23];[.M23];[.G2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4]-[.F2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4]-[.L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4]-[.R2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4]-[.X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4]-[.AD2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24]-[.AJ24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24]-[.AP2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24]-[.AV2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4];[.AW24];[.AQ24];[.AK24];[.AE24];[.Y24];[.S24];[.M24];[.G2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5]-[.F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5]-[.L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5]-[.R2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5]-[.X2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5]-[.AD2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5]-[.AJ2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5]-[.AP2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5]-[.AV25]+1" office:value-type="float" office:value="6" calcext:value-type="float">
            <text:p>6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25];[.AW25];[.AQ25];[.AK25];[.AE25];[.Y25];[.S25];[.M25];[.G2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6]-[.F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6]-[.L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6]-[.R2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6]-[.X2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6]-[.AD2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26]-[.AJ2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O26]-[.AP2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U26]-[.AV26]+1" office:value-type="float" office:value="6" calcext:value-type="float">
            <text:p>6</text:p>
          </table:table-cell>
          <table:table-cell/>
          <table:table-cell office:value-type="string" calcext:value-type="string">
            <text:p>range</text:p>
          </table:table-cell>
          <table:table-cell table:number-columns-repeated="6"/>
          <table:table-cell table:formula="of:=SUM([.BC26];[.AW26];[.AQ26];[.AK26];[.AE26];[.Y26];[.S26];[.M26];[.G2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7]-[.F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7]-[.L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7]-[.R2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7]-[.X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7]-[.AD2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7]-[.AJ2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7]-[.AP2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up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7]-[.AV2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7]-[.BB2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7];[.AW27];[.AQ27];[.AK27];[.AE27];[.Y27];[.S27];[.M27];[.G2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8]-[.F2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8]-[.L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8]-[.R2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8]-[.X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8]-[.AD2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8]-[.AJ2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8]-[.AP28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8]-[.AV28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8]-[.BB2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8];[.AW28];[.AQ28];[.AK28];[.AE28];[.Y28];[.S28];[.M28];[.G2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29]-[.F2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29]-[.L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29]-[.R2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29]-[.X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29]-[.AD2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29]-[.AJ2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29]-[.AP29]+1" office:value-type="float" office:value="3" calcext:value-type="float">
            <text:p>3</text:p>
          </table:table-cell>
          <table:table-cell/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29]-[.AV29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29]-[.BB2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29];[.AW29];[.AQ29];[.AK29];[.AE29];[.Y29];[.S29];[.M29];[.G2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0]-[.F3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0]-[.L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0]-[.R3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0]-[.X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0]-[.AD3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30]-[.AJ3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30]-[.AP3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0];[.AW30];[.AQ30];[.AK30];[.AE30];[.Y30];[.S30];[.M30];[.G30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1]-[.F3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1]-[.L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1]-[.R3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1]-[.X3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1]-[.AD3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AI31]-[.AJ3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O31]-[.AP31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BC31];[.AW31];[.AQ31];[.AK31];[.AE31];[.Y31];[.S31];[.M31];[.G31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2]-[.F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2]-[.L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2]-[.R3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2]-[.X3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C32]-[.AD3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I32]-[.AJ3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8"/>
          <table:table-cell table:formula="of:=SUM([.BC32];[.AW32];[.AQ32];[.AK32];[.AE32];[.Y32];[.S32];[.M32];[.G32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3]-[.AD3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33];[.AW33];[.AQ33];[.AK33];[.AE33];[.Y33];[.S33];[.M33];[.G33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4]-[.AJ34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4];[.AW34];[.AQ34];[.AK34];[.AE34];[.Y34];[.S34];[.M34];[.G34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5]-[.F3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5]-[.L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5]-[.R3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5]-[.X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5]-[.AD35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I35]-[.AJ35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O35]-[.AP35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U35]-[.AV3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BC35];[.AW35];[.AQ35];[.AK35];[.AE35];[.Y35];[.S35];[.M35];[.G35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6]-[.F3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6]-[.L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6]-[.R3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6]-[.X3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6]-[.AD36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I36]-[.AJ36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BC36];[.AW36];[.AQ36];[.AK36];[.AE36];[.Y36];[.S36];[.M36];[.G36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7]-[.F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7]-[.L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7]-[.R3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7]-[.X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7]-[.AD3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7]-[.AJ37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7]-[.AP37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7]-[.AV3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7]-[.BB3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7];[.AW37];[.AQ37];[.AK37];[.AE37];[.Y37];[.S37];[.M37];[.G37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8]-[.F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8]-[.L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8]-[.R3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8]-[.X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8]-[.AD38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8]-[.AJ38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8]-[.AP3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8]-[.AV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8]-[.BB3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8];[.AW38];[.AQ38];[.AK38];[.AE38];[.Y38];[.S38];[.M38];[.G38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39]-[.F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39]-[.L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39]-[.R3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39]-[.X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39]-[.AD39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AI39]-[.AJ39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typ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O39]-[.AP39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jitx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AU39]-[.AV3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A39]-[.BB3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BC39];[.AW39];[.AQ39];[.AK39];[.AE39];[.Y39];[.S39];[.M39];[.G39])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op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E40]-[.F4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K40]-[.L4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Q40]-[.R4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W40]-[.X4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C40]-[.AD4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I40]-[.AJ4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O40]-[.AP4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BC40];[.AW40];[.AQ40];[.AK40];[.AE40];[.Y40];[.S40];[.M40];[.G40])" office:value-type="float" office:value="32" calcext:value-type="float">
            <text:p>32</text:p>
          </table:table-cell>
        </table:table-row>
        <table:table-row table:style-name="ro2" table:number-rows-repeated="1048535">
          <table:table-cell table:number-columns-repeated="58"/>
        </table:table-row>
        <table:table-row table:style-name="ro2">
          <table:table-cell table:number-columns-repeated="58"/>
        </table:table-row>
      </table:table>
      <table:table table:name="Insns" table:style-name="ta1">
        <office:forms form:automatic-focus="false" form:apply-design-mode="false"/>
        <table:table-column table:style-name="co36" table:default-cell-style-name="Default"/>
        <table:table-column table:style-name="co1" table:default-cell-style-name="ce51"/>
        <table:table-column table:style-name="co1" table:number-columns-repeated="3" table:default-cell-style-name="ce53"/>
        <table:table-column table:style-name="co1" table:default-cell-style-name="Default"/>
        <table:table-column table:style-name="co1" table:number-columns-repeated="2" table:default-cell-style-name="ce57"/>
        <table:table-column table:style-name="co1" table:number-columns-repeated="6" table:default-cell-style-name="ce51"/>
        <table:table-column table:style-name="co1" table:default-cell-style-name="ce57"/>
        <table:table-column table:style-name="co1" table:number-columns-repeated="3" table:default-cell-style-name="ce62"/>
        <table:table-column table:style-name="co1" table:number-columns-repeated="5" table:default-cell-style-name="Default"/>
        <table:table-row table:style-name="ro4">
          <table:table-cell table:style-name="ce43" office:value-type="string" calcext:value-type="string">
            <text:p>Opcode</text:p>
          </table:table-cell>
          <table:table-cell table:style-name="ce43" office:value-type="string" calcext:value-type="string">
            <text:p>Format type</text:p>
          </table:table-cell>
          <table:table-cell table:style-name="ce43" office:value-type="string" calcext:value-type="string">
            <text:p>Format Value</text:p>
          </table:table-cell>
          <table:table-cell table:style-name="ce43" office:value-type="string" calcext:value-type="string">
            <text:p>Other field</text:p>
          </table:table-cell>
          <table:table-cell table:style-name="ce43" office:value-type="string" calcext:value-type="string">
            <text:p>Value</text:p>
          </table:table-cell>
          <table:table-cell table:style-name="ce43" office:value-type="string" calcext:value-type="string">
            <text:p>Operation</text:p>
          </table:table-cell>
          <table:table-cell table:style-name="ce56" office:value-type="string" calcext:value-type="string">
            <text:p>Sparc V8 Manual main description page</text:p>
          </table:table-cell>
          <table:table-cell table:style-name="ce56" office:value-type="string" calcext:value-type="string">
            <text:p>Sparc V8 Manual main description Chapter reference</text:p>
          </table:table-cell>
          <table:table-cell table:style-name="ce43" office:value-type="string" calcext:value-type="string">
            <text:p>Insn Category</text:p>
          </table:table-cell>
          <table:table-cell table:style-name="ce43" office:value-type="string" calcext:value-type="string">
            <text:p>Insn Category Index</text:p>
          </table:table-cell>
          <table:table-cell table:style-name="ce43" office:value-type="string" calcext:value-type="string">
            <text:p>Format Index</text:p>
          </table:table-cell>
          <table:table-cell table:style-name="ce59" office:value-type="string" calcext:value-type="string">
            <text:p>Processing Status</text:p>
          </table:table-cell>
          <table:table-cell table:style-name="ce59" office:value-type="string" calcext:value-type="string">
            <text:p>Privilege</text:p>
          </table:table-cell>
          <table:table-cell table:style-name="ce43" office:value-type="string" calcext:value-type="string">
            <text:p>Notes</text:p>
          </table:table-cell>
          <table:table-cell table:style-name="ce56" office:value-type="string" calcext:value-type="string">
            <text:p>Register Type, if any</text:p>
          </table:table-cell>
          <table:table-cell table:style-name="ce43" office:value-type="string" calcext:value-type="string">
            <text:p>ASM Rator Syntax</text:p>
          </table:table-cell>
          <table:table-cell table:style-name="ce43" office:value-type="string" calcext:value-type="string">
            <text:p>Num Args</text:p>
          </table:table-cell>
          <table:table-cell table:style-name="ce43" office:value-type="string" calcext:value-type="string">
            <text:p>Num_Args_Notes</text:p>
          </table:table-cell>
          <table:table-cell table:style-name="ce64" office:value-type="string" calcext:value-type="string">
            <text:p>ASM Arg 1</text:p>
          </table:table-cell>
          <table:table-cell table:style-name="ce64" office:value-type="string" calcext:value-type="string">
            <text:p>ASM Arg 2</text:p>
          </table:table-cell>
          <table:table-cell table:style-name="ce64" office:value-type="string" calcext:value-type="string">
            <text:p>ASM Arg 3</text:p>
          </table:table-cell>
          <table:table-cell table:style-name="ce64" office:value-type="string" calcext:value-type="string">
            <text:p>ASM Arg 4</text:p>
          </table:table-cell>
          <table:table-cell table:style-name="ce64"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address]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A</text:p>
          </table:table-cell>
          <table:table-cell office:value-type="string" calcext:value-type="string">
            <text:p>op3</text:p>
          </table:table-cell>
          <table:table-cell office:value-type="float" office:value="11001" calcext:value-type="float">
            <text:p>0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A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A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A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A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A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A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A 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A </text:p>
          </table:table-cell>
          <table:table-cell office:value-type="string" calcext:value-type="string">
            <text:p>op3</text:p>
          </table:table-cell>
          <table:table-cell office:value-type="float" office:value="11101" calcext:value-type="float">
            <text:p>0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WAPA 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ETHI</text:p>
          </table:table-cell>
          <table:table-cell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op2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7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55" office:value-type="float" office:value="1" calcext:value-type="float">
            <text:p>01</text:p>
          </table:table-cell>
          <table:table-cell table:style-name="ce5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P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1" calcext:value-type="float">
            <text:p>101001</text:p>
          </table:table-cell>
          <table:table-cell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WIM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10" calcext:value-type="float">
            <text:p>101010</text:p>
          </table:table-cell>
          <table:table-cell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DTB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11" calcext:value-type="float">
            <text:p>101011</text:p>
          </table:table-cell>
          <table:table-cell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A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0" calcext:value-type="float">
            <text:p>110000</text:p>
          </table:table-cell>
          <table:table-cell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a</text:p>
          </table:table-cell>
          <table:table-cell table:formula="of:=LOWER([.A155])" office:value-type="string" office:string-value="wrasr" calcext:value-type="string">
            <text:p>wra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PS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01" calcext:value-type="float">
            <text:p>110001</text:p>
          </table:table-cell>
          <table:table-cell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WIM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10" calcext:value-type="float">
            <text:p>110010</text:p>
          </table:table-cell>
          <table:table-cell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WRTB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011" calcext:value-type="float">
            <text:p>110011</text:p>
          </table:table-cell>
          <table:table-cell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State Reg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01000" calcext:value-type="float">
            <text:p>101000</text:p>
          </table:table-cell>
          <table:table-cell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0" calcext:value-type="float">
            <text:p>110100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0101" calcext:value-type="float">
            <text:p>110101</text:p>
          </table:table-cell>
          <table:table-cell table:style-name="ce51" office:value-type="string" calcext:value-type="string">
            <text:p>opf</text:p>
          </table:table-cell>
          <table:table-cell table:style-name="ce5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Floating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3">
          <table:table-cell table:style-name="ce50" office:value-type="string" calcext:value-type="string">
            <text:p>CPop1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0" calcext:value-type="float">
            <text:p>110110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rs1=cprs1</text:p>
          </table:table-cell>
          <table:table-cell table:style-name="ce50" office:value-type="string" calcext:value-type="string">
            <text:p><text:span text:style-name="T1">rs2=</text:span>cprs2</text:p>
          </table:table-cell>
          <table:table-cell table:style-name="ce50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table:style-name="ce50" office:value-type="string" calcext:value-type="string">
            <text:p>CPop2</text:p>
          </table:table-cell>
          <table:table-cell table:style-name="ce52" office:value-type="string" calcext:value-type="string">
            <text:p>op3</text:p>
          </table:table-cell>
          <table:table-cell table:style-name="ce52" office:value-type="float" office:value="110111" calcext:value-type="float">
            <text:p>110111</text:p>
          </table:table-cell>
          <table:table-cell table:style-name="ce52" office:value-type="string" calcext:value-type="string">
            <text:p>opc</text:p>
          </table:table-cell>
          <table:table-cell table:style-name="ce52"/>
          <table:table-cell table:style-name="ce50" office:value-type="string" calcext:value-type="string">
            <text:p>Coprocessor Operate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string" calcext:value-type="string">
            <text:p>B34</text:p>
          </table:table-cell>
          <table:table-cell table:style-name="ce52" office:value-type="string" calcext:value-type="string">
            <text:p>Coprocessor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Opc: coproc specific</text:p>
          </table:table-cell>
          <table:table-cell table:style-name="ce61" office:value-type="string" calcext:value-type="string">
            <text:p>cccc</text:p>
          </table:table-cell>
          <table:table-cell table:style-name="ce63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opc</text:p>
          </table:table-cell>
          <table:table-cell table:style-name="ce50" office:value-type="string" calcext:value-type="string">
            <text:p><text:span text:style-name="T1">rs1=</text:span>cprs1</text:p>
          </table:table-cell>
          <table:table-cell table:style-name="ce50" office:value-type="string" calcext:value-type="string">
            <text:p><text:span text:style-name="T1">rs2=</text:span>cprs2</text:p>
          </table:table-cell>
          <table:table-cell table:style-name="ce50" office:value-type="string" calcext:value-type="string">
            <text:p>rd=cprd</text:p>
          </table:table-cell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02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3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4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5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6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7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8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09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0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1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2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3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4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5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6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7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18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19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0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1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2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3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4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5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6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7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8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n</text:p>
          </table:table-cell>
          <table:table-cell table:formula="of:=CONCATENATE (LOWER([.A229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0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1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2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3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0" calcext:value-type="float">
            <text:p>1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4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op2</text:p>
          </table:table-cell>
          <table:table-cell table:style-name="ce54" office:value-type="float" office:value="0" calcext:value-type="float">
            <text:p>00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5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" calcext:value-type="float">
            <text:p>0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6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" calcext:value-type="float">
            <text:p>0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7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" calcext:value-type="float">
            <text:p>0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8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" calcext:value-type="float">
            <text:p>0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39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" calcext:value-type="float">
            <text:p>0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0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" calcext:value-type="float">
            <text:p>0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1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" calcext:value-type="float">
            <text:p>0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2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01" calcext:value-type="float">
            <text:p>10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3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0" calcext:value-type="float">
            <text:p>10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4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011" calcext:value-type="float">
            <text:p>10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5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0" calcext:value-type="float">
            <text:p>110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6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01" calcext:value-type="float">
            <text:p>110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7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0" calcext:value-type="float">
            <text:p>1110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8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op2</text:p>
          </table:table-cell>
          <table:table-cell table:style-name="ce54" office:value-type="float" office:value="1111" calcext:value-type="float">
            <text:p>1111</text:p>
          </table:table-cell>
          <table:table-cell table:style-name="ce54" office:value-type="string" calcext:value-type="string">
            <text:p>a</text:p>
          </table:table-cell>
          <table:table-cell table:style-name="ce5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6"/>
          <table:table-cell table:style-name="ce56" office:value-type="string" calcext:value-type="string">
            <text:p>n</text:p>
          </table:table-cell>
          <table:table-cell table:formula="of:=CONCATENATE (LOWER([.A249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0])" office:value-type="string" office:string-value="addd" calcext:value-type="string">
            <text:p>ad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1])" office:value-type="string" office:string-value="adddcc" calcext:value-type="string">
            <text:p>add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2])" office:value-type="string" office:string-value="subd" calcext:value-type="string">
            <text:p>sub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D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3])" office:value-type="string" office:string-value="subdcc" calcext:value-type="string">
            <text:p>sub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4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5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6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7])" office:value-type="string" office:string-value="umuld" calcext:value-type="string">
            <text:p>umu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8])" office:value-type="string" office:string-value="smuld" calcext:value-type="string">
            <text:p>smu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D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59])" office:value-type="string" office:string-value="umuldcc" calcext:value-type="string">
            <text:p>umul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D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0])" office:value-type="string" office:string-value="smuldcc" calcext:value-type="string">
            <text:p>smul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1])" office:value-type="string" office:string-value="udivd" calcext:value-type="string">
            <text:p>udiv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2])" office:value-type="string" office:string-value="sdivd" calcext:value-type="string">
            <text:p>sdiv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D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3])" office:value-type="string" office:string-value="udivdcc" calcext:value-type="string">
            <text:p>udiv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D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4])" office:value-type="string" office:string-value="sdivdcc" calcext:value-type="string">
            <text:p>sdiv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5])" office:value-type="string" office:string-value="andd" calcext:value-type="string">
            <text:p>an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6])" office:value-type="string" office:string-value="anddcc" calcext:value-type="string">
            <text:p>and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7])" office:value-type="string" office:string-value="anddn" calcext:value-type="string">
            <text:p>andd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8])" office:value-type="string" office:string-value="anddncc" calcext:value-type="string">
            <text:p>anddn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69])" office:value-type="string" office:string-value="ord" calcext:value-type="string">
            <text:p>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0])" office:value-type="string" office:string-value="ordcc" calcext:value-type="string">
            <text:p>or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1])" office:value-type="string" office:string-value="ornd" calcext:value-type="string">
            <text:p>or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D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2])" office:value-type="string" office:string-value="orndcc" calcext:value-type="string">
            <text:p>or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3])" office:value-type="string" office:string-value="xord" calcext:value-type="string">
            <text:p>x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4])" office:value-type="string" office:string-value="xordcc" calcext:value-type="string">
            <text:p>xor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5])" office:value-type="string" office:string-value="xnord" calcext:value-type="string">
            <text:p>xnor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D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6])" office:value-type="string" office:string-value="xnordcc" calcext:value-type="string">
            <text:p>xnor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7])" office:value-type="string" office:string-value="vaddd8" calcext:value-type="string">
            <text:p>vaddd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8])" office:value-type="string" office:string-value="vaddd16" calcext:value-type="string">
            <text:p>vaddd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79])" office:value-type="string" office:string-value="vaddd32" calcext:value-type="string">
            <text:p>vaddd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0])" office:value-type="string" office:string-value="vsubd8" calcext:value-type="string">
            <text:p>vsubd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1])" office:value-type="string" office:string-value="vsubd16" calcext:value-type="string">
            <text:p>vsubd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2])" office:value-type="string" office:string-value="vsubd32" calcext:value-type="string">
            <text:p>vsubd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3])" office:value-type="string" office:string-value="vumuld8" calcext:value-type="string">
            <text:p>vumuld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4])" office:value-type="string" office:string-value="vumuld16" calcext:value-type="string">
            <text:p>vumuld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5])" office:value-type="string" office:string-value="vumuld32" calcext:value-type="string">
            <text:p>vumuld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6])" office:value-type="string" office:string-value="vsmuld8" calcext:value-type="string">
            <text:p>vsmuld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7])" office:value-type="string" office:string-value="vsmuld16" calcext:value-type="string">
            <text:p>vsmuld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8])" office:value-type="string" office:string-value="vsmuld32" calcext:value-type="string">
            <text:p>vsmuld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8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89])" office:value-type="string" office:string-value="adddreduce8" calcext:value-type="string">
            <text:p>adddreduce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8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0])" office:value-type="string" office:string-value="ordreduce8" calcext:value-type="string">
            <text:p>ordreduce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8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1])" office:value-type="string" office:string-value="anddreduce8" calcext:value-type="string">
            <text:p>anddreduce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8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2])" office:value-type="string" office:string-value="xordreduce8" calcext:value-type="string">
            <text:p>xordreduce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DREDUCE16</text:p>
          </table:table-cell>
          <table:table-cell office:value-type="string" calcext:value-type="string">
            <text:p>op3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3])" office:value-type="string" office:string-value="adddreduce16" calcext:value-type="string">
            <text:p>adddreduce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DREDUCE16</text:p>
          </table:table-cell>
          <table:table-cell office:value-type="string" calcext:value-type="string">
            <text:p>op3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4])" office:value-type="string" office:string-value="ordreduce16" calcext:value-type="string">
            <text:p>ordreduce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DREDUCE16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5])" office:value-type="string" office:string-value="anddreduce16" calcext:value-type="string">
            <text:p>anddreduce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DREDUCE16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6])" office:value-type="string" office:string-value="xordreduce16" calcext:value-type="string">
            <text:p>xordreduce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297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298])" office:value-type="string" office:string-value="vfadd32" calcext:value-type="string">
            <text:p>vfadd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299])" office:value-type="string" office:string-value="vfsub32" calcext:value-type="string">
            <text:p>vfsub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32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0])" office:value-type="string" office:string-value="vfmul32" calcext:value-type="string">
            <text:p>vfmul3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ADD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1])" office:value-type="string" office:string-value="vfadd16" calcext:value-type="string">
            <text:p>vfadd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SUB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2])" office:value-type="string" office:string-value="vfsub16" calcext:value-type="string">
            <text:p>vfsub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MUL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f</text:p>
          </table:table-cell>
          <table:table-cell table:formula="of:=LOWER([.A303])" office:value-type="string" office:string-value="vfmul16" calcext:value-type="string">
            <text:p>vfmul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ADDREDUCE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4])" office:value-type="string" office:string-value="faddreduce16" calcext:value-type="string">
            <text:p>faddreduce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S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5])" office:value-type="string" office:string-value="fstoh" calcext:value-type="string">
            <text:p>fsto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HTOS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6])" office:value-type="string" office:string-value="fhtos" calcext:value-type="string">
            <text:p>fht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I16TOH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7])" office:value-type="string" office:string-value="vfi16toh" calcext:value-type="string">
            <text:p>vfi16to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VFHTOI16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opf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ff</text:p>
          </table:table-cell>
          <table:table-cell table:formula="of:=LOWER([.A308])" office:value-type="string" office:string-value="vfhtoi16" calcext:value-type="string">
            <text:p>vfhtoi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=fprs1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09])" office:value-type="string" office:string-value="cswap" calcext:value-type="string">
            <text:p>cswa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Vector Floating Point Add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n</text:p>
          </table:table-cell>
          <table:table-cell table:formula="of:=LOWER([.A310])" office:value-type="string" office:string-value="cswapa" calcext:value-type="string">
            <text:p>cswap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office:value-type="float" office:value="1001" calcext:value-type="float">
            <text:p>00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1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2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3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4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5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16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3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4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5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rn</text:p>
          </table:table-cell>
          <table:table-cell table:formula="of:=LOWER([.A326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327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n</text:p>
          </table:table-cell>
          <table:table-cell table:formula="of:=LOWER([.A328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29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FQ 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0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331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rn</text:p>
          </table:table-cell>
          <table:table-cell table:formula="of:=LOWER([.A332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3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TDCQ</text:p>
          </table:table-cell>
          <table:table-cell office:value-type="string" calcext:value-type="string">
            <text:p>op3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n</text:p>
          </table:table-cell>
          <table:table-cell table:formula="of:=LOWER([.A334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office:value-type="float" office:value="1101" calcext:value-type="float">
            <text:p>00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5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6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7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8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39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0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1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2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3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office:value-type="float" office:value="11" calcext:value-type="float">
            <text:p>0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4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5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6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7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8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49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0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5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1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2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office:value-type="float" office:value="1000" calcext:value-type="float">
            <text:p>00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3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office:value-type="float" office:value="11000" calcext:value-type="float">
            <text:p>0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4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5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6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7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8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office:value-type="float" office:value="1100" calcext:value-type="float">
            <text:p>00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59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office:value-type="float" office:value="11100" calcext:value-type="float">
            <text:p>0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0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1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2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3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4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5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6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7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8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69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0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1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2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6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3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r</text:p>
          </table:table-cell>
          <table:table-cell table:formula="of:=LOWER([.A374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5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6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7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8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79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0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1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2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3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4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5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6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7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8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89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0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op3</text:p>
          </table:table-cell>
          <table:table-cell table:style-name="ce54" office:value-type="float" office:value="111010" calcext:value-type="float">
            <text:p>1110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ontrol 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1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table:style-name="ce51" office:value-type="float" office:value="111011" calcext:value-type="float">
            <text:p>1110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formula="of:=LOWER([.A392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LLD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3])" office:value-type="string" office:string-value="slld" calcext:value-type="string">
            <text:p>sl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LD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4])" office:value-type="string" office:string-value="srld" calcext:value-type="string">
            <text:p>sr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SRAD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table:number-columns-repeated="2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5])" office:value-type="string" office:string-value="srad" calcext:value-type="string">
            <text:p>sra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6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CSWAP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SWAP register with memory</text:p>
          </table:table-cell>
          <table:table-cell table:number-columns-repeated="2"/>
          <table:table-cell office:value-type="string" calcext:value-type="string">
            <text:p>Load/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rr</text:p>
          </table:table-cell>
          <table:table-cell table:formula="of:=LOWER([.A396])" office:value-type="string" office:string-value="cswap" calcext:value-type="string">
            <text:p>csw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000001</text:p>
          </table:table-cell>
          <table:table-cell table:number-columns-repeated="3"/>
          <table:table-cell office:value-type="string" calcext:value-type="string">
            <text:p>Integer Ar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5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rnr</text:p>
          </table:table-cell>
          <table:table-cell table:formula="of:=LOWER([.A397])" office:value-type="string" office:string-value="zbytedpos" calcext:value-type="string">
            <text:p>zbytedp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s1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1:28:33.915813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21:31:51.493295682</dc:date>
    <meta:editing-duration>P5DT9H40M39S</meta:editing-duration>
    <meta:editing-cycles>440</meta:editing-cycles>
    <meta:generator>LibreOffice/6.4.7.2$Linux_X86_64 LibreOffice_project/40$Build-2</meta:generator>
    <meta:document-statistic meta:table-count="6" meta:cell-count="17029" meta:object-count="0"/>
  </office:meta>
</office:document-meta>
</file>